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0f5a8d" officeooo:paragraph-rsid="000c257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0-29T13:50:48.601000000</dc:date>
    <meta:editing-duration>PT5H51M7S</meta:editing-duration>
    <meta:editing-cycles>1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3" meta:word-count="110" meta:character-count="732" meta:non-whitespace-character-count="634"/>
  </office:meta>
</office:document-meta>
</file>